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6cm" svg:stroke-color="#231f20" draw:stroke-linejoin="miter" svg:stroke-linecap="butt" draw:fill="none" fo:padding-top="0.008cm" fo:padding-bottom="0.008cm" fo:padding-left="0.008cm" fo:padding-right="0.008cm"/>
    </style:style>
    <style:style style:name="gr2" style:family="graphic" style:parent-style-name="standard">
      <style:graphic-properties draw:stroke="none" draw:fill="solid" draw:fill-color="#231f20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194cm" fo:min-width="0.194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0.391cm" fo:padding-top="0cm" fo:padding-bottom="0cm" fo:padding-left="0cm" fo:padding-right="0cm"/>
    </style:style>
    <style:style style:name="gr5" style:family="graphic" style:parent-style-name="standard">
      <style:graphic-properties draw:stroke="none" draw:fill="solid" draw:fill-color="#78c06e"/>
    </style:style>
    <style:style style:name="gr6" style:family="graphic" style:parent-style-name="standard">
      <style:graphic-properties draw:stroke="none" draw:fill="solid" draw:fill-color="#98c4dc"/>
    </style:style>
    <style:style style:name="gr7" style:family="graphic" style:parent-style-name="standard">
      <style:graphic-properties draw:stroke="solid" svg:stroke-width="0.012cm" svg:stroke-color="#0e0f0e" draw:stroke-linejoin="miter" svg:stroke-linecap="butt" draw:fill="solid" draw:fill-color="#f14663" fo:padding-top="0.006cm" fo:padding-bottom="0.006cm" fo:padding-left="0.006cm" fo:padding-right="0.006cm"/>
    </style:style>
    <style:style style:name="gr8" style:family="graphic" style:parent-style-name="standard">
      <style:graphic-properties draw:stroke="solid" svg:stroke-width="0.012cm" svg:stroke-color="#0e0f0e" draw:stroke-linejoin="miter" svg:stroke-linecap="butt" draw:fill="none" fo:padding-top="0.006cm" fo:padding-bottom="0.006cm" fo:padding-left="0.006cm" fo:padding-right="0.006cm"/>
    </style:style>
    <style:style style:name="gr9" style:family="graphic" style:parent-style-name="standard">
      <style:graphic-properties draw:stroke="solid" svg:stroke-width="0.016cm" svg:stroke-color="#0e0f0e" draw:stroke-linejoin="miter" svg:stroke-linecap="butt" draw:fill="solid" draw:fill-color="#5191d4" fo:padding-top="0.008cm" fo:padding-bottom="0.008cm" fo:padding-left="0.008cm" fo:padding-right="0.008cm"/>
    </style:style>
    <style:style style:name="gr10" style:family="graphic" style:parent-style-name="standard">
      <style:graphic-properties draw:stroke="none" draw:fill="solid" draw:fill-color="#5191d4"/>
    </style:style>
    <style:style style:name="gr11" style:family="graphic" style:parent-style-name="standard">
      <style:graphic-properties draw:stroke="solid" svg:stroke-width="0.016cm" svg:stroke-color="#0e0f0e" draw:stroke-linejoin="miter" svg:stroke-linecap="butt" draw:fill="none" fo:padding-top="0.008cm" fo:padding-bottom="0.008cm" fo:padding-left="0.008cm" fo:padding-right="0.008cm"/>
    </style:style>
    <style:style style:name="P1" style:family="paragraph">
      <loext:graphic-properties draw:fill="none"/>
    </style:style>
    <style:style style:name="P2" style:family="paragraph">
      <loext:graphic-properties draw:fill="solid" draw:fill-color="#231f20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5.5pt" style:font-size-asian="5.5pt" style:font-size-complex="5.5pt"/>
    </style:style>
    <style:style style:name="P5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6" style:family="paragraph">
      <loext:graphic-properties draw:fill="solid" draw:fill-color="#78c06e"/>
    </style:style>
    <style:style style:name="P7" style:family="paragraph">
      <loext:graphic-properties draw:fill="solid" draw:fill-color="#98c4dc"/>
    </style:style>
    <style:style style:name="P8" style:family="paragraph">
      <loext:graphic-properties draw:fill="solid" draw:fill-color="#f14663"/>
    </style:style>
    <style:style style:name="P9" style:family="paragraph">
      <loext:graphic-properties draw:fill="solid" draw:fill-color="#5191d4"/>
    </style:style>
    <style:style style:name="T1" style:family="text">
      <style:text-properties fo:color="#231f20" style:font-name="Arial" fo:font-size="5.5pt" style:font-size-asian="5.5pt" style:font-name-complex="Arial" style:font-size-complex="5.5pt"/>
    </style:style>
    <style:style style:name="T2" style:family="text">
      <style:text-properties fo:color="#231f20" style:font-name="Arial" fo:font-size="11.1000003814697pt" style:font-size-asian="11.1000003814697pt" style:font-name-complex="Arial" style:font-size-complex="11.100000381469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993cm" svg:y1="2.018cm" svg:x2="0.89cm" svg:y2="2.018cm">
          <text:p/>
        </draw:line>
        <draw:polygon draw:style-name="gr2" draw:text-style-name="P2" draw:layer="layout" svg:width="0.147cm" svg:height="0.112cm" svg:x="1.919cm" svg:y="1.962cm" svg:viewBox="0 0 148 113" draw:points="0,0 148,56 0,113">
          <text:p/>
        </draw:polygon>
        <draw:line draw:style-name="gr1" draw:text-style-name="P1" draw:layer="layout" svg:x1="3.946cm" svg:y1="1.434cm" svg:x2="3.234cm" svg:y2="1.434cm">
          <text:p/>
        </draw:line>
        <draw:polygon draw:style-name="gr2" draw:text-style-name="P2" draw:layer="layout" svg:width="0.146cm" svg:height="0.111cm" svg:x="3.873cm" svg:y="1.379cm" svg:viewBox="0 0 147 112" draw:points="0,0 147,55 0,112">
          <text:p/>
        </draw:polygon>
        <draw:line draw:style-name="gr1" draw:text-style-name="P1" draw:layer="layout" svg:x1="1.993cm" svg:y1="0.789cm" svg:x2="0.959cm" svg:y2="0.789cm">
          <text:p/>
        </draw:line>
        <draw:polygon draw:style-name="gr2" draw:text-style-name="P2" draw:layer="layout" svg:width="0.147cm" svg:height="0.111cm" svg:x="1.919cm" svg:y="0.734cm" svg:viewBox="0 0 148 112" draw:points="0,0 148,55 0,112">
          <text:p/>
        </draw:polygon>
        <draw:frame draw:style-name="gr3" draw:text-style-name="P4" draw:layer="layout" svg:width="0.823cm" svg:height="0.221cm" svg:x="0.979cm" svg:y="1.723cm">
          <draw:text-box>
            <text:p text:style-name="P3"><text:span text:style-name="T1">G</text:span><text:span text:style-name="T1">e</text:span><text:span text:style-name="T1">n</text:span><text:span text:style-name="T1">er</text:span><text:span text:style-name="T1">at</text:span><text:span text:style-name="T1">e</text:span></text:p>
          </draw:text-box>
        </draw:frame>
        <draw:frame draw:style-name="gr3" draw:text-style-name="P4" draw:layer="layout" svg:width="0.836cm" svg:height="0.221cm" svg:x="0.968cm" svg:y="0.494cm">
          <draw:text-box>
            <text:p text:style-name="P3"><text:span text:style-name="T1">Tr</text:span><text:span text:style-name="T1">ue </text:span><text:span text:style-name="T1">da</text:span><text:span text:style-name="T1">ta</text:span></text:p>
          </draw:text-box>
        </draw:frame>
        <draw:frame draw:style-name="gr3" draw:text-style-name="P4" draw:layer="layout" svg:width="0.438cm" svg:height="0.221cm" svg:x="3.369cm" svg:y="1.164cm">
          <draw:text-box>
            <text:p text:style-name="P3"><text:span text:style-name="T1">Tr</text:span><text:span text:style-name="T1">ai</text:span><text:span text:style-name="T1">n</text:span></text:p>
          </draw:text-box>
        </draw:frame>
        <draw:frame draw:style-name="gr4" draw:text-style-name="P5" draw:layer="layout" svg:width="0.391cm" svg:height="0.442cm" svg:x="0.479cm" svg:y="1.762cm">
          <draw:text-box>
            <text:p text:style-name="P3"><text:span text:style-name="T2">G</text:span></text:p>
          </draw:text-box>
        </draw:frame>
        <draw:frame draw:style-name="gr3" draw:text-style-name="P4" draw:layer="layout" svg:width="0.959cm" svg:height="0.221cm" svg:x="0.19cm" svg:y="1.054cm">
          <draw:text-box>
            <text:p text:style-name="P3"><text:span text:style-name="T1">Real </text:span><text:span text:style-name="T1">Worl</text:span><text:span text:style-name="T1">d</text:span></text:p>
          </draw:text-box>
        </draw:frame>
        <draw:path draw:style-name="gr1" draw:text-style-name="P1" draw:layer="layout" svg:width="1.369cm" svg:height="2.511cm" svg:x="1.865cm" svg:y="0.139cm" svg:viewBox="0 0 1370 2512" svg:d="M1370 2480c0 18-14 32-32 32h-1305c-18 0-33-14-33-32v-2447c0-18 15-33 33-33h1305c18 0 32 15 32 33z">
          <text:p/>
        </draw:path>
        <draw:path draw:style-name="gr5" draw:text-style-name="P6" draw:layer="layout" svg:width="0.054cm" svg:height="0.048cm" svg:x="0.644cm" svg:y="0.565cm" svg:viewBox="0 0 55 49" svg:d="M4 0c17 1 33 3 49 6 0 1 1 1 2 1-3 6-8 11-10 17-19 1-20 18-32 25-7-6-13-14-13-26 0-8 8-16 4-23z">
          <text:p/>
        </draw:path>
        <draw:path draw:style-name="gr5" draw:text-style-name="P6" draw:layer="layout" svg:width="0.192cm" svg:height="0.416cm" svg:x="0.451cm" svg:y="0.567cm" svg:viewBox="0 0 193 417" svg:d="M161 1c9-1 17-2 27-1 2 4 3 8 5 11-4 5-11 8-14 13-4-13-24-1-30-9-7 5-13 9-19 14 0 6-2 13 3 15 8-2 14-7 17-13 8 6 13-6 19-5 5 0 7 6 11 10 0 5-4 6-4 11 0 3 6-1 5 1-1 8-2 17-8 18-5 0-8-5-12-5-5 1-5 4-8 7-18-1-30 8-45 9-8 5-16 11-26 14-2 7-1 18-5 24-10-1-7-10-10-16-12-21-62 6-43 30 5 2 11-3 15 1 0 1 0 2 1 2 1 8-8 7-10 12-1 5 5 3 6 6 1 5-3 12-1 18 1 6 9 12 18 12 8-1 6-9 12-11 5-1 23 9 31 12 4 2 8 7 11 11 16 5 28 14 32 31 4 4 8 9 10 16 12 3 30 7 33 18s-6 19-13 25c-7 19-13 38-36 41-9 8-14 21-21 31-23 10-42 32-29 63-13-4-24-13-28-24-1-5-1-12-2-19-1-3-3-7-4-10-1-8 5-17 4-26-1-3-3-5-3-7 0-12 5-23 5-33-4-3-8-13-4-19-10-11-21-15-25-28-2-6-3-20-2-27 2-15 20-21 18-38-1-7-11-9-12-12-2-9-5-17-12-21 1-3 2-5 1-9-7-4-15-8-19-16-1-10 3-17 0-24 34-53 85-91 161-103z">
          <text:p/>
        </draw:path>
        <draw:path draw:style-name="gr5" draw:text-style-name="P6" draw:layer="layout" svg:width="0.019cm" svg:height="0.013cm" svg:x="0.677cm" svg:y="0.597cm" svg:viewBox="0 0 20 14" svg:d="M20 4c0 5-4 6-4 10-7-1-15-1-16-6 4-6 18-13 20-4z">
          <text:p/>
        </draw:path>
        <draw:path draw:style-name="gr5" draw:text-style-name="P6" draw:layer="layout" svg:width="0.156cm" svg:height="0.375cm" svg:x="0.715cm" svg:y="0.603cm" svg:viewBox="0 0 157 376" svg:d="M53 0c56 39 98 94 104 183v16c-5 85-44 137-94 176-2 1-4 2-7 1-5-15 12-26 13-39 0-6-4-13-4-19 1-13 13-18 18-29s-2-14-3-27c-2-15 10-23 5-39-3-2-6 2-9 2-6-10-27-3-37-5-7-1-16-8-21-12s-14-11-16-16c-5-12 3-28 6-42 1-6-2-10-1-14 1-9 10-16 20-18 7-11 21-20 41-18 4 0 7 3 12 3 5 1 12 0 17 1 10 4 15 15 21 17 8-1 15 0 21 0 0-10-8-18-22-18-2-2-2-6-3-9-4 0-3 5-7 5-3-3-3-8-5-11-4 0-5 8-9 4-5 0-2-7-4-11-6 2-13-3-19-6-3 4-2 12-3 17-6 1-11 4-18 3-8-5-13-14-16-23 11-6 30-5 34-19-2-6-3-9-2-17-12 0-12-12-24-11-4-6-5-14-4-23 5-2 10-2 16-2z">
          <text:p/>
        </draw:path>
        <draw:path draw:style-name="gr5" draw:text-style-name="P6" draw:layer="layout" svg:width="0.029cm" svg:height="0.03cm" svg:x="0.737cm" svg:y="0.625cm" svg:viewBox="0 0 30 31" svg:d="M6 0c12 5 20 13 24 26-7 9-21 7-18-9-3-1-5 2-9 2-1-1-1-3-3-4 1-4 5-4 7-6-1-2-4-6-1-9z">
          <text:p/>
        </draw:path>
        <draw:path draw:style-name="gr5" draw:text-style-name="P6" draw:layer="layout" svg:width="0.031cm" svg:height="0.01cm" svg:x="0.51cm" svg:y="0.692cm" svg:viewBox="0 0 32 11" svg:d="M32 10c-10 2-23-1-32-4 0-5 5-7 11-6 3 7 18 2 21 10z">
          <text:p/>
        </draw:path>
        <draw:path draw:style-name="gr5" draw:text-style-name="P6" draw:layer="layout" svg:width="0.021cm" svg:height="0.008cm" svg:x="0.533cm" svg:y="0.709cm" svg:viewBox="0 0 22 9" svg:d="M22 3c1 4-1 4-1 6-6-1-13-3-21-2 6-7 14-10 22-4z">
          <text:p/>
        </draw:path>
        <draw:path draw:style-name="gr6" draw:text-style-name="P7" draw:layer="layout" svg:width="0.001cm" svg:height="0.016cm" svg:x="0.871cm" svg:y="0.785cm" svg:viewBox="0 0 2 17" svg:d="M0 0c2 3 2 14 0 17z">
          <text:p/>
        </draw:path>
        <draw:path draw:style-name="gr6" draw:text-style-name="P7" draw:layer="layout" svg:width="0.437cm" svg:height="0.456cm" svg:x="0.416cm" svg:y="0.565cm" svg:viewBox="0 0 438 457" svg:d="M118 151c8-1 15 1 20 2 0-2 2-2 1-5-7-7-15-3-21 3zM105 127c-6-1-11 1-11 6 9 2 22 5 32 3-3-7-18-2-21-9zM328 68c-2 2-5 2-6 6 2 1 2 3 3 4 3 0 5-3 8-2-3 15 11 17 18 9-4-13-12-21-24-25-2 2 1 6 1 8zM262 40c1 5 8 5 15 6 0-4 4-5 4-9-2-9-16-2-19 3zM233 0c4 7-4 14-4 22 0 12 6 20 13 26 12-7 13-24 32-25 2-6 6-10 9-16-1 0-2 0-2-1 28 7 52 17 72 32-6 0-11 0-16 2-1 9 0 17 4 23 12-1 12 11 24 11-1 7 0 10 2 16-4 14-23 13-34 19 3 9 8 18 16 23 7 1 12-2 18-3 1-5 0-13 3-17 6 3 13 8 19 6 2 4-1 11 4 11 4 4 5-4 9-4 2 3 2 8 5 11 4 0 3-5 7-5 1 3 1 7 3 9 13 0 21 9 21 19-6 0-13-1-20 0-6-2-11-13-21-18-5-1-12 0-17-1-5 0-8-3-12-3-20-2-34 8-41 19-10 2-19 9-20 18-1 4 2 8 1 14-3 14-11 30-6 42 2 5 11 12 16 16s14 11 21 12c10 2 31-5 37 5 3 0 6-4 9-2 5 16-7 24-5 39 1 13 8 16 3 27s-17 16-18 29c0 6 4 13 4 19-1 13-18 24-13 39 3 1 5 0 7-1-39 25-79 47-141 44-122-5-217-97-222-218-3-54 14-99 36-133 3 7-1 14 0 24 4 8 12 12 19 17 1 4 0 6-1 9 7 4 10 12 12 21 1 3 11 5 12 12 2 17-16 23-18 38-1 7 0 21 2 27 4 13 15 17 25 28-4 6 0 16 4 19 0 10-5 21-5 33 0 2 2 4 3 7 1 8-5 17-4 25 1 3 3 7 4 10 1 7 1 14 2 19 4 11 15 20 28 24-13-31 6-53 29-63 7-10 12-22 21-30 23-3 29-22 36-41 7-6 16-14 13-26-3-10-21-14-33-17-2-7-6-12-10-16-4-17-16-27-32-32-3-3-7-8-11-10-8-3-26-13-31-12-6 2-4 10-12 11-9 0-17-6-18-12-2-6 2-13 1-18-1-3-7-1-6-6 2-6 11-5 10-13-1 0-1-1-1-2-4-4-10 1-15-1-19-24 31-50 43-30 3 6 0 15 10 16 4-6 3-17 5-24 10-3 18-9 26-14 15-1 27-10 45-9 3-3 3-6 8-7 4 0 7 5 12 5 6-1 7-10 8-18 1-2-5 2-5-1 0-5 4-6 4-11-4-4-6-10-11-10-6-1-11 11-19 5-3 6-9 11-17 13-5-2-3-9-3-15 6-5 12-9 19-14 6 8 26-4 30 9 3-5 10-8 14-13-2-3-3-7-5-11-10-1-18 0-27 1 11-2 23-3 36-3z">
          <text:p/>
        </draw:path>
        <draw:path draw:style-name="gr7" draw:text-style-name="P8" draw:layer="layout" svg:width="0.123cm" svg:height="0.123cm" svg:x="2.06cm" svg:y="1.958cm" svg:viewBox="0 0 124 124" svg:d="M124 62c0 34-27 62-61 62-35 0-63-28-63-62 0-35 28-62 63-62 34 0 61 27 61 62z">
          <text:p/>
        </draw:path>
        <draw:path draw:style-name="gr7" draw:text-style-name="P8" draw:layer="layout" svg:width="0.124cm" svg:height="0.123cm" svg:x="2.285cm" svg:y="1.958cm" svg:viewBox="0 0 125 124" svg:d="M125 62c0 34-28 62-63 62-34 0-62-28-62-62 0-35 28-62 62-62 35 0 63 27 63 62z">
          <text:p/>
        </draw:path>
        <draw:path draw:style-name="gr7" draw:text-style-name="P8" draw:layer="layout" svg:width="0.123cm" svg:height="0.123cm" svg:x="2.511cm" svg:y="1.958cm" svg:viewBox="0 0 124 124" svg:d="M124 62c0 34-29 62-63 62s-61-28-61-62c0-35 27-62 61-62s63 27 63 62z">
          <text:p/>
        </draw:path>
        <draw:line draw:style-name="gr8" draw:text-style-name="P1" draw:layer="layout" svg:x1="2.183cm" svg:y1="2.02cm" svg:x2="2.285cm" svg:y2="2.02cm">
          <text:p/>
        </draw:line>
        <draw:line draw:style-name="gr8" draw:text-style-name="P1" draw:layer="layout" svg:x1="2.409cm" svg:y1="2.02cm" svg:x2="2.512cm" svg:y2="2.02cm">
          <text:p/>
        </draw:line>
        <draw:path draw:style-name="gr7" draw:text-style-name="P8" draw:layer="layout" svg:width="0.123cm" svg:height="0.123cm" svg:x="2.736cm" svg:y="1.958cm" svg:viewBox="0 0 124 124" svg:d="M124 62c0 34-28 62-62 62s-62-28-62-62c0-35 28-62 62-62s62 27 62 62z">
          <text:p/>
        </draw:path>
        <draw:line draw:style-name="gr8" draw:text-style-name="P1" draw:layer="layout" svg:x1="2.634cm" svg:y1="2.02cm" svg:x2="2.737cm" svg:y2="2.02cm">
          <text:p/>
        </draw:line>
        <draw:path draw:style-name="gr7" draw:text-style-name="P8" draw:layer="layout" svg:width="0.124cm" svg:height="0.123cm" svg:x="2.961cm" svg:y="1.958cm" svg:viewBox="0 0 125 124" svg:d="M125 62c0 34-28 62-62 62s-63-28-63-62c0-35 29-62 63-62s62 27 62 62z">
          <text:p/>
        </draw:path>
        <draw:line draw:style-name="gr8" draw:text-style-name="P1" draw:layer="layout" svg:x1="2.859cm" svg:y1="2.02cm" svg:x2="2.962cm" svg:y2="2.02cm">
          <text:p/>
        </draw:line>
        <draw:path draw:style-name="gr7" draw:text-style-name="P8" draw:layer="layout" svg:width="0.123cm" svg:height="0.123cm" svg:x="2.06cm" svg:y="2.161cm" svg:viewBox="0 0 124 124" svg:d="M124 63c0 34-27 61-61 61-35 0-63-27-63-61 0-35 28-63 63-63 34 0 61 28 61 63z">
          <text:p/>
        </draw:path>
        <draw:path draw:style-name="gr7" draw:text-style-name="P8" draw:layer="layout" svg:width="0.124cm" svg:height="0.123cm" svg:x="2.285cm" svg:y="2.161cm" svg:viewBox="0 0 125 124" svg:d="M125 63c0 34-28 61-63 61-34 0-62-27-62-61 0-35 28-63 62-63 35 0 63 28 63 63z">
          <text:p/>
        </draw:path>
        <draw:path draw:style-name="gr7" draw:text-style-name="P8" draw:layer="layout" svg:width="0.123cm" svg:height="0.123cm" svg:x="2.511cm" svg:y="2.161cm" svg:viewBox="0 0 124 124" svg:d="M124 63c0 34-29 61-63 61s-61-27-61-61c0-35 27-63 61-63s63 28 63 63z">
          <text:p/>
        </draw:path>
        <draw:line draw:style-name="gr8" draw:text-style-name="P1" draw:layer="layout" svg:x1="2.183cm" svg:y1="2.223cm" svg:x2="2.285cm" svg:y2="2.223cm">
          <text:p/>
        </draw:line>
        <draw:line draw:style-name="gr8" draw:text-style-name="P1" draw:layer="layout" svg:x1="2.409cm" svg:y1="2.223cm" svg:x2="2.512cm" svg:y2="2.223cm">
          <text:p/>
        </draw:line>
        <draw:path draw:style-name="gr7" draw:text-style-name="P8" draw:layer="layout" svg:width="0.123cm" svg:height="0.123cm" svg:x="2.736cm" svg:y="2.161cm" svg:viewBox="0 0 124 124" svg:d="M124 63c0 34-28 61-62 61s-62-27-62-61c0-35 28-63 62-63s62 28 62 63z">
          <text:p/>
        </draw:path>
        <draw:line draw:style-name="gr8" draw:text-style-name="P1" draw:layer="layout" svg:x1="2.634cm" svg:y1="2.223cm" svg:x2="2.737cm" svg:y2="2.223cm">
          <text:p/>
        </draw:line>
        <draw:path draw:style-name="gr7" draw:text-style-name="P8" draw:layer="layout" svg:width="0.124cm" svg:height="0.123cm" svg:x="2.961cm" svg:y="2.161cm" svg:viewBox="0 0 125 124" svg:d="M125 63c0 34-28 61-62 61s-63-27-63-61c0-35 29-63 63-63s62 28 62 63z">
          <text:p/>
        </draw:path>
        <draw:line draw:style-name="gr8" draw:text-style-name="P1" draw:layer="layout" svg:x1="2.859cm" svg:y1="2.223cm" svg:x2="2.962cm" svg:y2="2.223cm">
          <text:p/>
        </draw:line>
        <draw:path draw:style-name="gr7" draw:text-style-name="P8" draw:layer="layout" svg:width="0.123cm" svg:height="0.124cm" svg:x="2.06cm" svg:y="2.364cm" svg:viewBox="0 0 124 125" svg:d="M124 62c0 35-27 63-61 63-35 0-63-28-63-63 0-34 28-62 63-62 34 0 61 28 61 62z">
          <text:p/>
        </draw:path>
        <draw:path draw:style-name="gr7" draw:text-style-name="P8" draw:layer="layout" svg:width="0.124cm" svg:height="0.124cm" svg:x="2.285cm" svg:y="2.364cm" svg:viewBox="0 0 125 125" svg:d="M125 62c0 35-28 63-63 63-34 0-62-28-62-63 0-34 28-62 62-62 35 0 63 28 63 62z">
          <text:p/>
        </draw:path>
        <draw:path draw:style-name="gr7" draw:text-style-name="P8" draw:layer="layout" svg:width="0.123cm" svg:height="0.124cm" svg:x="2.511cm" svg:y="2.364cm" svg:viewBox="0 0 124 125" svg:d="M124 62c0 35-29 63-63 63s-61-28-61-63c0-34 27-62 61-62s63 28 63 62z">
          <text:p/>
        </draw:path>
        <draw:line draw:style-name="gr8" draw:text-style-name="P1" draw:layer="layout" svg:x1="2.183cm" svg:y1="2.426cm" svg:x2="2.285cm" svg:y2="2.426cm">
          <text:p/>
        </draw:line>
        <draw:line draw:style-name="gr8" draw:text-style-name="P1" draw:layer="layout" svg:x1="2.409cm" svg:y1="2.426cm" svg:x2="2.512cm" svg:y2="2.426cm">
          <text:p/>
        </draw:line>
        <draw:path draw:style-name="gr7" draw:text-style-name="P8" draw:layer="layout" svg:width="0.123cm" svg:height="0.124cm" svg:x="2.736cm" svg:y="2.364cm" svg:viewBox="0 0 124 125" svg:d="M124 62c0 35-28 63-62 63s-62-28-62-63c0-34 28-62 62-62s62 28 62 62z">
          <text:p/>
        </draw:path>
        <draw:line draw:style-name="gr8" draw:text-style-name="P1" draw:layer="layout" svg:x1="2.634cm" svg:y1="2.426cm" svg:x2="2.737cm" svg:y2="2.426cm">
          <text:p/>
        </draw:line>
        <draw:path draw:style-name="gr7" draw:text-style-name="P8" draw:layer="layout" svg:width="0.124cm" svg:height="0.124cm" svg:x="2.961cm" svg:y="2.364cm" svg:viewBox="0 0 125 125" svg:d="M125 62c0 35-28 63-62 63s-63-28-63-63c0-34 29-62 63-62s62 28 62 62z">
          <text:p/>
        </draw:path>
        <draw:line draw:style-name="gr8" draw:text-style-name="P1" draw:layer="layout" svg:x1="2.859cm" svg:y1="2.426cm" svg:x2="2.962cm" svg:y2="2.426cm">
          <text:p/>
        </draw:line>
        <draw:path draw:style-name="gr7" draw:text-style-name="P8" draw:layer="layout" svg:width="0.123cm" svg:height="0.123cm" svg:x="2.06cm" svg:y="1.755cm" svg:viewBox="0 0 124 124" svg:d="M124 61c0 35-27 63-61 63-35 0-63-28-63-63 0-34 28-61 63-61 34 0 61 27 61 61z">
          <text:p/>
        </draw:path>
        <draw:path draw:style-name="gr7" draw:text-style-name="P8" draw:layer="layout" svg:width="0.124cm" svg:height="0.123cm" svg:x="2.285cm" svg:y="1.755cm" svg:viewBox="0 0 125 124" svg:d="M125 61c0 35-28 63-63 63-34 0-62-28-62-63 0-34 28-61 62-61 35 0 63 27 63 61z">
          <text:p/>
        </draw:path>
        <draw:path draw:style-name="gr7" draw:text-style-name="P8" draw:layer="layout" svg:width="0.123cm" svg:height="0.123cm" svg:x="2.511cm" svg:y="1.755cm" svg:viewBox="0 0 124 124" svg:d="M124 61c0 35-29 63-63 63s-61-28-61-63c0-34 27-61 61-61s63 27 63 61z">
          <text:p/>
        </draw:path>
        <draw:line draw:style-name="gr8" draw:text-style-name="P1" draw:layer="layout" svg:x1="2.183cm" svg:y1="1.816cm" svg:x2="2.285cm" svg:y2="1.816cm">
          <text:p/>
        </draw:line>
        <draw:line draw:style-name="gr8" draw:text-style-name="P1" draw:layer="layout" svg:x1="2.409cm" svg:y1="1.816cm" svg:x2="2.512cm" svg:y2="1.816cm">
          <text:p/>
        </draw:line>
        <draw:path draw:style-name="gr7" draw:text-style-name="P8" draw:layer="layout" svg:width="0.123cm" svg:height="0.123cm" svg:x="2.736cm" svg:y="1.755cm" svg:viewBox="0 0 124 124" svg:d="M124 61c0 35-28 63-62 63s-62-28-62-63c0-34 28-61 62-61s62 27 62 61z">
          <text:p/>
        </draw:path>
        <draw:line draw:style-name="gr8" draw:text-style-name="P1" draw:layer="layout" svg:x1="2.634cm" svg:y1="1.816cm" svg:x2="2.737cm" svg:y2="1.816cm">
          <text:p/>
        </draw:line>
        <draw:path draw:style-name="gr7" draw:text-style-name="P8" draw:layer="layout" svg:width="0.124cm" svg:height="0.123cm" svg:x="2.961cm" svg:y="1.755cm" svg:viewBox="0 0 125 124" svg:d="M125 61c0 35-28 63-62 63s-63-28-63-63c0-34 29-61 63-61s62 27 62 61z">
          <text:p/>
        </draw:path>
        <draw:line draw:style-name="gr8" draw:text-style-name="P1" draw:layer="layout" svg:x1="2.859cm" svg:y1="1.816cm" svg:x2="2.962cm" svg:y2="1.816cm">
          <text:p/>
        </draw:line>
        <draw:path draw:style-name="gr7" draw:text-style-name="P8" draw:layer="layout" svg:width="0.123cm" svg:height="0.123cm" svg:x="2.06cm" svg:y="1.552cm" svg:viewBox="0 0 124 124" svg:d="M124 62c0 34-27 62-61 62-35 0-63-28-63-62 0-35 28-62 63-62 34 0 61 27 61 62z">
          <text:p/>
        </draw:path>
        <draw:path draw:style-name="gr7" draw:text-style-name="P8" draw:layer="layout" svg:width="0.124cm" svg:height="0.123cm" svg:x="2.285cm" svg:y="1.552cm" svg:viewBox="0 0 125 124" svg:d="M125 62c0 34-28 62-63 62-34 0-62-28-62-62 0-35 28-62 62-62 35 0 63 27 63 62z">
          <text:p/>
        </draw:path>
        <draw:path draw:style-name="gr7" draw:text-style-name="P8" draw:layer="layout" svg:width="0.123cm" svg:height="0.123cm" svg:x="2.511cm" svg:y="1.552cm" svg:viewBox="0 0 124 124" svg:d="M124 62c0 34-29 62-63 62s-61-28-61-62c0-35 27-62 61-62s63 27 63 62z">
          <text:p/>
        </draw:path>
        <draw:line draw:style-name="gr8" draw:text-style-name="P1" draw:layer="layout" svg:x1="2.183cm" svg:y1="1.613cm" svg:x2="2.285cm" svg:y2="1.613cm">
          <text:p/>
        </draw:line>
        <draw:line draw:style-name="gr8" draw:text-style-name="P1" draw:layer="layout" svg:x1="2.409cm" svg:y1="1.613cm" svg:x2="2.512cm" svg:y2="1.613cm">
          <text:p/>
        </draw:line>
        <draw:path draw:style-name="gr7" draw:text-style-name="P8" draw:layer="layout" svg:width="0.123cm" svg:height="0.123cm" svg:x="2.736cm" svg:y="1.552cm" svg:viewBox="0 0 124 124" svg:d="M124 62c0 34-28 62-62 62s-62-28-62-62c0-35 28-62 62-62s62 27 62 62z">
          <text:p/>
        </draw:path>
        <draw:line draw:style-name="gr8" draw:text-style-name="P1" draw:layer="layout" svg:x1="2.634cm" svg:y1="1.613cm" svg:x2="2.737cm" svg:y2="1.613cm">
          <text:p/>
        </draw:line>
        <draw:path draw:style-name="gr7" draw:text-style-name="P8" draw:layer="layout" svg:width="0.124cm" svg:height="0.123cm" svg:x="2.961cm" svg:y="1.552cm" svg:viewBox="0 0 125 124" svg:d="M125 62c0 34-28 62-62 62s-63-28-63-62c0-35 29-62 63-62s62 27 62 62z">
          <text:p/>
        </draw:path>
        <draw:line draw:style-name="gr8" draw:text-style-name="P1" draw:layer="layout" svg:x1="2.859cm" svg:y1="1.613cm" svg:x2="2.962cm" svg:y2="1.613cm">
          <text:p/>
        </draw:line>
        <draw:path draw:style-name="gr9" draw:text-style-name="P9" draw:layer="layout" svg:width="0.123cm" svg:height="0.123cm" svg:x="2.06cm" svg:y="0.728cm" svg:viewBox="0 0 124 124" svg:d="M124 61c0 34-27 63-61 63-35 0-63-29-63-63s28-61 63-61c34 0 61 27 61 61z">
          <text:p/>
        </draw:path>
        <draw:path draw:style-name="gr9" draw:text-style-name="P9" draw:layer="layout" svg:width="0.124cm" svg:height="0.123cm" svg:x="2.285cm" svg:y="0.728cm" svg:viewBox="0 0 125 124" svg:d="M125 61c0 34-28 63-63 63-34 0-62-29-62-63s28-61 62-61c35 0 63 27 63 61z">
          <text:p/>
        </draw:path>
        <draw:path draw:style-name="gr9" draw:text-style-name="P9" draw:layer="layout" svg:width="0.123cm" svg:height="0.123cm" svg:x="2.511cm" svg:y="0.728cm" svg:viewBox="0 0 124 124" svg:d="M124 61c0 34-29 63-63 63s-61-29-61-63 27-61 61-61 63 27 63 61z">
          <text:p/>
        </draw:path>
        <draw:polygon draw:style-name="gr10" draw:text-style-name="P9" draw:layer="layout" svg:width="0.101cm" svg:height="0cm" svg:x="2.183cm" svg:y="0.789cm" svg:viewBox="0 0 102 0" draw:points="0,0 102,0">
          <text:p/>
        </draw:polygon>
        <draw:line draw:style-name="gr11" draw:text-style-name="P1" draw:layer="layout" svg:x1="2.183cm" svg:y1="0.789cm" svg:x2="2.285cm" svg:y2="0.789cm">
          <text:p/>
        </draw:line>
        <draw:polygon draw:style-name="gr10" draw:text-style-name="P9" draw:layer="layout" svg:width="0.102cm" svg:height="0cm" svg:x="2.409cm" svg:y="0.789cm" svg:viewBox="0 0 103 0" draw:points="0,0 103,0">
          <text:p/>
        </draw:polygon>
        <draw:line draw:style-name="gr11" draw:text-style-name="P1" draw:layer="layout" svg:x1="2.409cm" svg:y1="0.789cm" svg:x2="2.512cm" svg:y2="0.789cm">
          <text:p/>
        </draw:line>
        <draw:path draw:style-name="gr9" draw:text-style-name="P9" draw:layer="layout" svg:width="0.123cm" svg:height="0.123cm" svg:x="2.736cm" svg:y="0.728cm" svg:viewBox="0 0 124 124" svg:d="M124 61c0 34-28 63-62 63s-62-29-62-63 28-61 62-61 62 27 62 61z">
          <text:p/>
        </draw:path>
        <draw:polygon draw:style-name="gr10" draw:text-style-name="P9" draw:layer="layout" svg:width="0.102cm" svg:height="0cm" svg:x="2.634cm" svg:y="0.789cm" svg:viewBox="0 0 103 0" draw:points="0,0 103,0">
          <text:p/>
        </draw:polygon>
        <draw:line draw:style-name="gr11" draw:text-style-name="P1" draw:layer="layout" svg:x1="2.634cm" svg:y1="0.789cm" svg:x2="2.737cm" svg:y2="0.789cm">
          <text:p/>
        </draw:line>
        <draw:path draw:style-name="gr9" draw:text-style-name="P9" draw:layer="layout" svg:width="0.124cm" svg:height="0.123cm" svg:x="2.961cm" svg:y="0.728cm" svg:viewBox="0 0 125 124" svg:d="M125 61c0 34-28 63-62 63s-63-29-63-63 29-61 63-61 62 27 62 61z">
          <text:p/>
        </draw:path>
        <draw:polygon draw:style-name="gr10" draw:text-style-name="P9" draw:layer="layout" svg:width="0.102cm" svg:height="0cm" svg:x="2.859cm" svg:y="0.789cm" svg:viewBox="0 0 103 0" draw:points="0,0 103,0">
          <text:p/>
        </draw:polygon>
        <draw:line draw:style-name="gr11" draw:text-style-name="P1" draw:layer="layout" svg:x1="2.859cm" svg:y1="0.789cm" svg:x2="2.962cm" svg:y2="0.789cm">
          <text:p/>
        </draw:line>
        <draw:path draw:style-name="gr9" draw:text-style-name="P9" draw:layer="layout" svg:width="0.123cm" svg:height="0.123cm" svg:x="2.06cm" svg:y="0.931cm" svg:viewBox="0 0 124 124" svg:d="M124 62c0 35-27 62-61 62-35 0-63-27-63-62s28-62 63-62c34 0 61 27 61 62z">
          <text:p/>
        </draw:path>
        <draw:path draw:style-name="gr9" draw:text-style-name="P9" draw:layer="layout" svg:width="0.124cm" svg:height="0.123cm" svg:x="2.285cm" svg:y="0.931cm" svg:viewBox="0 0 125 124" svg:d="M125 62c0 35-28 62-63 62-34 0-62-27-62-62s28-62 62-62c35 0 63 27 63 62z">
          <text:p/>
        </draw:path>
        <draw:path draw:style-name="gr9" draw:text-style-name="P9" draw:layer="layout" svg:width="0.123cm" svg:height="0.123cm" svg:x="2.511cm" svg:y="0.931cm" svg:viewBox="0 0 124 124" svg:d="M124 62c0 35-29 62-63 62s-61-27-61-62 27-62 61-62 63 27 63 62z">
          <text:p/>
        </draw:path>
        <draw:polygon draw:style-name="gr10" draw:text-style-name="P9" draw:layer="layout" svg:width="0.101cm" svg:height="0cm" svg:x="2.183cm" svg:y="0.992cm" svg:viewBox="0 0 102 0" draw:points="0,0 102,0">
          <text:p/>
        </draw:polygon>
        <draw:line draw:style-name="gr11" draw:text-style-name="P1" draw:layer="layout" svg:x1="2.183cm" svg:y1="0.992cm" svg:x2="2.285cm" svg:y2="0.992cm">
          <text:p/>
        </draw:line>
        <draw:polygon draw:style-name="gr10" draw:text-style-name="P9" draw:layer="layout" svg:width="0.102cm" svg:height="0cm" svg:x="2.409cm" svg:y="0.992cm" svg:viewBox="0 0 103 0" draw:points="0,0 103,0">
          <text:p/>
        </draw:polygon>
        <draw:line draw:style-name="gr11" draw:text-style-name="P1" draw:layer="layout" svg:x1="2.409cm" svg:y1="0.992cm" svg:x2="2.512cm" svg:y2="0.992cm">
          <text:p/>
        </draw:line>
        <draw:path draw:style-name="gr9" draw:text-style-name="P9" draw:layer="layout" svg:width="0.123cm" svg:height="0.123cm" svg:x="2.736cm" svg:y="0.931cm" svg:viewBox="0 0 124 124" svg:d="M124 62c0 35-28 62-62 62s-62-27-62-62 28-62 62-62 62 27 62 62z">
          <text:p/>
        </draw:path>
        <draw:polygon draw:style-name="gr10" draw:text-style-name="P9" draw:layer="layout" svg:width="0.102cm" svg:height="0cm" svg:x="2.634cm" svg:y="0.992cm" svg:viewBox="0 0 103 0" draw:points="0,0 103,0">
          <text:p/>
        </draw:polygon>
        <draw:line draw:style-name="gr11" draw:text-style-name="P1" draw:layer="layout" svg:x1="2.634cm" svg:y1="0.992cm" svg:x2="2.737cm" svg:y2="0.992cm">
          <text:p/>
        </draw:line>
        <draw:path draw:style-name="gr9" draw:text-style-name="P9" draw:layer="layout" svg:width="0.124cm" svg:height="0.123cm" svg:x="2.961cm" svg:y="0.931cm" svg:viewBox="0 0 125 124" svg:d="M125 62c0 35-28 62-62 62s-63-27-63-62 29-62 63-62 62 27 62 62z">
          <text:p/>
        </draw:path>
        <draw:polygon draw:style-name="gr10" draw:text-style-name="P9" draw:layer="layout" svg:width="0.102cm" svg:height="0cm" svg:x="2.859cm" svg:y="0.992cm" svg:viewBox="0 0 103 0" draw:points="0,0 103,0">
          <text:p/>
        </draw:polygon>
        <draw:line draw:style-name="gr11" draw:text-style-name="P1" draw:layer="layout" svg:x1="2.859cm" svg:y1="0.992cm" svg:x2="2.962cm" svg:y2="0.992cm">
          <text:p/>
        </draw:line>
        <draw:path draw:style-name="gr9" draw:text-style-name="P9" draw:layer="layout" svg:width="0.123cm" svg:height="0.123cm" svg:x="2.06cm" svg:y="1.134cm" svg:viewBox="0 0 124 124" svg:d="M124 62c0 35-27 62-61 62-35 0-63-27-63-62 0-34 28-62 63-62 34 0 61 28 61 62z">
          <text:p/>
        </draw:path>
        <draw:path draw:style-name="gr9" draw:text-style-name="P9" draw:layer="layout" svg:width="0.124cm" svg:height="0.123cm" svg:x="2.285cm" svg:y="1.134cm" svg:viewBox="0 0 125 124" svg:d="M125 62c0 35-28 62-63 62-34 0-62-27-62-62 0-34 28-62 62-62 35 0 63 28 63 62z">
          <text:p/>
        </draw:path>
        <draw:path draw:style-name="gr9" draw:text-style-name="P9" draw:layer="layout" svg:width="0.123cm" svg:height="0.123cm" svg:x="2.511cm" svg:y="1.134cm" svg:viewBox="0 0 124 124" svg:d="M124 62c0 35-29 62-63 62s-61-27-61-62c0-34 27-62 61-62s63 28 63 62z">
          <text:p/>
        </draw:path>
        <draw:polygon draw:style-name="gr10" draw:text-style-name="P9" draw:layer="layout" svg:width="0.101cm" svg:height="0cm" svg:x="2.183cm" svg:y="1.196cm" svg:viewBox="0 0 102 0" draw:points="0,0 102,0">
          <text:p/>
        </draw:polygon>
        <draw:line draw:style-name="gr11" draw:text-style-name="P1" draw:layer="layout" svg:x1="2.183cm" svg:y1="1.196cm" svg:x2="2.285cm" svg:y2="1.196cm">
          <text:p/>
        </draw:line>
        <draw:polygon draw:style-name="gr10" draw:text-style-name="P9" draw:layer="layout" svg:width="0.102cm" svg:height="0cm" svg:x="2.409cm" svg:y="1.196cm" svg:viewBox="0 0 103 0" draw:points="0,0 103,0">
          <text:p/>
        </draw:polygon>
        <draw:line draw:style-name="gr11" draw:text-style-name="P1" draw:layer="layout" svg:x1="2.409cm" svg:y1="1.196cm" svg:x2="2.512cm" svg:y2="1.196cm">
          <text:p/>
        </draw:line>
        <draw:path draw:style-name="gr9" draw:text-style-name="P9" draw:layer="layout" svg:width="0.123cm" svg:height="0.123cm" svg:x="2.736cm" svg:y="1.134cm" svg:viewBox="0 0 124 124" svg:d="M124 62c0 35-28 62-62 62s-62-27-62-62c0-34 28-62 62-62s62 28 62 62z">
          <text:p/>
        </draw:path>
        <draw:polygon draw:style-name="gr10" draw:text-style-name="P9" draw:layer="layout" svg:width="0.102cm" svg:height="0cm" svg:x="2.634cm" svg:y="1.196cm" svg:viewBox="0 0 103 0" draw:points="0,0 103,0">
          <text:p/>
        </draw:polygon>
        <draw:line draw:style-name="gr11" draw:text-style-name="P1" draw:layer="layout" svg:x1="2.634cm" svg:y1="1.196cm" svg:x2="2.737cm" svg:y2="1.196cm">
          <text:p/>
        </draw:line>
        <draw:path draw:style-name="gr9" draw:text-style-name="P9" draw:layer="layout" svg:width="0.124cm" svg:height="0.123cm" svg:x="2.961cm" svg:y="1.134cm" svg:viewBox="0 0 125 124" svg:d="M125 62c0 35-28 62-62 62s-63-27-63-62c0-34 29-62 63-62s62 28 62 62z">
          <text:p/>
        </draw:path>
        <draw:polygon draw:style-name="gr10" draw:text-style-name="P9" draw:layer="layout" svg:width="0.102cm" svg:height="0cm" svg:x="2.859cm" svg:y="1.196cm" svg:viewBox="0 0 103 0" draw:points="0,0 103,0">
          <text:p/>
        </draw:polygon>
        <draw:line draw:style-name="gr11" draw:text-style-name="P1" draw:layer="layout" svg:x1="2.859cm" svg:y1="1.196cm" svg:x2="2.962cm" svg:y2="1.196cm">
          <text:p/>
        </draw:line>
        <draw:path draw:style-name="gr9" draw:text-style-name="P9" draw:layer="layout" svg:width="0.123cm" svg:height="0.124cm" svg:x="2.06cm" svg:y="0.524cm" svg:viewBox="0 0 124 125" svg:d="M124 62c0 35-27 63-61 63-35 0-63-28-63-63 0-34 28-62 63-62 34 0 61 28 61 62z">
          <text:p/>
        </draw:path>
        <draw:path draw:style-name="gr9" draw:text-style-name="P9" draw:layer="layout" svg:width="0.124cm" svg:height="0.124cm" svg:x="2.285cm" svg:y="0.524cm" svg:viewBox="0 0 125 125" svg:d="M125 62c0 35-28 63-63 63-34 0-62-28-62-63 0-34 28-62 62-62 35 0 63 28 63 62z">
          <text:p/>
        </draw:path>
        <draw:path draw:style-name="gr9" draw:text-style-name="P9" draw:layer="layout" svg:width="0.123cm" svg:height="0.124cm" svg:x="2.511cm" svg:y="0.524cm" svg:viewBox="0 0 124 125" svg:d="M124 62c0 35-29 63-63 63s-61-28-61-63c0-34 27-62 61-62s63 28 63 62z">
          <text:p/>
        </draw:path>
        <draw:polygon draw:style-name="gr10" draw:text-style-name="P9" draw:layer="layout" svg:width="0.101cm" svg:height="0cm" svg:x="2.183cm" svg:y="0.586cm" svg:viewBox="0 0 102 0" draw:points="0,0 102,0">
          <text:p/>
        </draw:polygon>
        <draw:line draw:style-name="gr11" draw:text-style-name="P1" draw:layer="layout" svg:x1="2.183cm" svg:y1="0.586cm" svg:x2="2.285cm" svg:y2="0.586cm">
          <text:p/>
        </draw:line>
        <draw:polygon draw:style-name="gr10" draw:text-style-name="P9" draw:layer="layout" svg:width="0.102cm" svg:height="0cm" svg:x="2.409cm" svg:y="0.586cm" svg:viewBox="0 0 103 0" draw:points="0,0 103,0">
          <text:p/>
        </draw:polygon>
        <draw:line draw:style-name="gr11" draw:text-style-name="P1" draw:layer="layout" svg:x1="2.409cm" svg:y1="0.586cm" svg:x2="2.512cm" svg:y2="0.586cm">
          <text:p/>
        </draw:line>
        <draw:path draw:style-name="gr9" draw:text-style-name="P9" draw:layer="layout" svg:width="0.123cm" svg:height="0.124cm" svg:x="2.736cm" svg:y="0.524cm" svg:viewBox="0 0 124 125" svg:d="M124 62c0 35-28 63-62 63s-62-28-62-63c0-34 28-62 62-62s62 28 62 62z">
          <text:p/>
        </draw:path>
        <draw:polygon draw:style-name="gr10" draw:text-style-name="P9" draw:layer="layout" svg:width="0.102cm" svg:height="0cm" svg:x="2.634cm" svg:y="0.586cm" svg:viewBox="0 0 103 0" draw:points="0,0 103,0">
          <text:p/>
        </draw:polygon>
        <draw:line draw:style-name="gr11" draw:text-style-name="P1" draw:layer="layout" svg:x1="2.634cm" svg:y1="0.586cm" svg:x2="2.737cm" svg:y2="0.586cm">
          <text:p/>
        </draw:line>
        <draw:path draw:style-name="gr9" draw:text-style-name="P9" draw:layer="layout" svg:width="0.124cm" svg:height="0.124cm" svg:x="2.961cm" svg:y="0.524cm" svg:viewBox="0 0 125 125" svg:d="M125 62c0 35-28 63-62 63s-63-28-63-63c0-34 29-62 63-62s62 28 62 62z">
          <text:p/>
        </draw:path>
        <draw:polygon draw:style-name="gr10" draw:text-style-name="P9" draw:layer="layout" svg:width="0.102cm" svg:height="0cm" svg:x="2.859cm" svg:y="0.586cm" svg:viewBox="0 0 103 0" draw:points="0,0 103,0">
          <text:p/>
        </draw:polygon>
        <draw:line draw:style-name="gr11" draw:text-style-name="P1" draw:layer="layout" svg:x1="2.859cm" svg:y1="0.586cm" svg:x2="2.962cm" svg:y2="0.586cm">
          <text:p/>
        </draw:line>
        <draw:path draw:style-name="gr9" draw:text-style-name="P9" draw:layer="layout" svg:width="0.123cm" svg:height="0.124cm" svg:x="2.06cm" svg:y="0.321cm" svg:viewBox="0 0 124 125" svg:d="M124 63c0 34-27 62-61 62-35 0-63-28-63-62 0-35 28-63 63-63 34 0 61 28 61 63z">
          <text:p/>
        </draw:path>
        <draw:path draw:style-name="gr9" draw:text-style-name="P9" draw:layer="layout" svg:width="0.124cm" svg:height="0.124cm" svg:x="2.285cm" svg:y="0.321cm" svg:viewBox="0 0 125 125" svg:d="M125 63c0 34-28 62-63 62-34 0-62-28-62-62 0-35 28-63 62-63 35 0 63 28 63 63z">
          <text:p/>
        </draw:path>
        <draw:path draw:style-name="gr9" draw:text-style-name="P9" draw:layer="layout" svg:width="0.123cm" svg:height="0.124cm" svg:x="2.511cm" svg:y="0.321cm" svg:viewBox="0 0 124 125" svg:d="M124 63c0 34-29 62-63 62s-61-28-61-62c0-35 27-63 61-63s63 28 63 63z">
          <text:p/>
        </draw:path>
        <draw:polygon draw:style-name="gr10" draw:text-style-name="P9" draw:layer="layout" svg:width="0.101cm" svg:height="0cm" svg:x="2.183cm" svg:y="0.383cm" svg:viewBox="0 0 102 0" draw:points="0,0 102,0">
          <text:p/>
        </draw:polygon>
        <draw:line draw:style-name="gr11" draw:text-style-name="P1" draw:layer="layout" svg:x1="2.183cm" svg:y1="0.383cm" svg:x2="2.285cm" svg:y2="0.383cm">
          <text:p/>
        </draw:line>
        <draw:polygon draw:style-name="gr10" draw:text-style-name="P9" draw:layer="layout" svg:width="0.102cm" svg:height="0cm" svg:x="2.409cm" svg:y="0.383cm" svg:viewBox="0 0 103 0" draw:points="0,0 103,0">
          <text:p/>
        </draw:polygon>
        <draw:line draw:style-name="gr11" draw:text-style-name="P1" draw:layer="layout" svg:x1="2.409cm" svg:y1="0.383cm" svg:x2="2.512cm" svg:y2="0.383cm">
          <text:p/>
        </draw:line>
        <draw:path draw:style-name="gr9" draw:text-style-name="P9" draw:layer="layout" svg:width="0.123cm" svg:height="0.124cm" svg:x="2.736cm" svg:y="0.321cm" svg:viewBox="0 0 124 125" svg:d="M124 63c0 34-28 62-62 62s-62-28-62-62c0-35 28-63 62-63s62 28 62 63z">
          <text:p/>
        </draw:path>
        <draw:polygon draw:style-name="gr10" draw:text-style-name="P9" draw:layer="layout" svg:width="0.102cm" svg:height="0cm" svg:x="2.634cm" svg:y="0.383cm" svg:viewBox="0 0 103 0" draw:points="0,0 103,0">
          <text:p/>
        </draw:polygon>
        <draw:line draw:style-name="gr11" draw:text-style-name="P1" draw:layer="layout" svg:x1="2.634cm" svg:y1="0.383cm" svg:x2="2.737cm" svg:y2="0.383cm">
          <text:p/>
        </draw:line>
        <draw:path draw:style-name="gr9" draw:text-style-name="P9" draw:layer="layout" svg:width="0.124cm" svg:height="0.124cm" svg:x="2.961cm" svg:y="0.321cm" svg:viewBox="0 0 125 125" svg:d="M125 63c0 34-28 62-62 62s-63-28-63-62c0-35 29-63 63-63s62 28 62 63z">
          <text:p/>
        </draw:path>
        <draw:polygon draw:style-name="gr10" draw:text-style-name="P9" draw:layer="layout" svg:width="0.102cm" svg:height="0cm" svg:x="2.859cm" svg:y="0.383cm" svg:viewBox="0 0 103 0" draw:points="0,0 103,0">
          <text:p/>
        </draw:polygon>
        <draw:line draw:style-name="gr11" draw:text-style-name="P1" draw:layer="layout" svg:x1="2.859cm" svg:y1="0.383cm" svg:x2="2.962cm" svg:y2="0.383cm">
          <text:p/>
        </draw:line>
        <draw:frame draw:style-name="gr4" draw:text-style-name="P5" draw:layer="layout" svg:width="0.391cm" svg:height="0.442cm" svg:x="4.111cm" svg:y="1.199cm">
          <draw:text-box>
            <text:p text:style-name="P3"><text:span text:style-name="T2">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xx" style:country-asian="none" style:font-name-complex="Tahoma" style:font-size-complex="24pt" style:language-complex="fa" style:country-complex="IR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.572cm" fo:page-height="2.7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3T03:15:00.294771046</meta:creation-date>
    <dc:date>2018-12-23T03:18:17.753245715</dc:date>
    <meta:editing-duration>PT3M17S</meta:editing-duration>
    <meta:editing-cycles>1</meta:editing-cycles>
    <meta:document-statistic meta:object-count="132"/>
    <meta:generator>LibreOffice/5.1.6.2$Linux_X86_64 LibreOffice_project/10m0$Build-2</meta:generator>
  </office:meta>
</office:document-meta>
</file>